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FactoryImpl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setDefaults( MessageExchangeImpl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ExchangeFactoryImpl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MessageExchangeFactoryImpl( AtomicBoolean clo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set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createIn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FactoryImpl.createRobust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FactoryImpl.checkNot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FactoryImpl.create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FactoryImpl.createInOptional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FactoryImpl.setOperationNam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createExchange( URI patter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ssageExchangeFactoryImpl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createExchange( QName svcName , QName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FactoryImpl.getOper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